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Leex and Yecc</text:p>
          </draw:text-box>
        </draw:frame>
        <draw:frame presentation:style-name="pr2" draw:layer="layout" svg:width="25.199cm" svg:height="12.179cm" svg:x="1.4cm" svg:y="4.914cm" presentation:class="subtitle">
          <draw:text-box>
            <text:p>leex and yecc are erlang parsing tool set</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eex</text:p>
          </draw:text-box>
        </draw:frame>
        <draw:frame presentation:style-name="pr4" draw:layer="layout" svg:width="25.199cm" svg:height="12.179cm" svg:x="1.4cm" svg:y="4.914cm" presentation:class="outline" presentation:user-transformed="true">
          <draw:text-box>
            <text:list text:style-name="L3">
              <text:list-item>
                <text:p>To start off with, you need a lexer grammar to generate the lexer. A lexer grammar is essentially a set of rules defining how to tokenize an input stream based on regular expressions. The grammar used in this example looks like this:</text:p>
                <text:p>ex)<text:tab/></text:p>
                <text:list>
                  <text:list-item>
                    <text:p>Definitions.</text:p>
                  </text:list-item>
                  <text:list-item>
                    <text:p>Rules.</text:p>
                  </text:list-item>
                  <text:list-item>
                    <text:p>Erlang code.</text:p>
                  </text:list-item>
                </text:list>
              </text:list-item>
              <text:list-item>
                <text:p>FileType : .xrl</text:p>
              </text:list-item>
              <text:list-item>
                <text:p>Generate token : </text:p>
                <text:list>
                  <text:list-header>
                    <text:p>leex:file(“filename.xrl”). It will generate erl file as filename.erl, this erlang file having <text:s/>module of string/1</text:p>
                  </text:list-header>
                </text:list>
              </text:list-item>
              <text:list-item>
                <text:p>Rules</text:p>
                <text:list>
                  <text:list-item>
                    <text:p>TokenLine </text:p>
                  </text:list-item>
                  <text:list-item>
                    <text:p>TokenChars</text:p>
                  </text:list-item>
                  <text:list-item>
                    <text:p>skip_token</text:p>
                  </text:list-item>
                  <text:list-item>
                    <text:p>Toke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rt leexer</text:p>
          </draw:text-box>
        </draw:frame>
        <draw:frame presentation:style-name="pr4" draw:layer="layout" svg:width="25.199cm" svg:height="12.179cm" svg:x="1.4cm" svg:y="4.914cm" presentation:class="outline" presentation:user-transformed="true">
          <draw:text-box>
            <text:list text:style-name="L3">
              <text:list-item>
                <text:p><text:span text:style-name="T1">Definitions</text:span>.</text:p>
                <text:list>
                  <text:list-header>
                    <text:p>D = [0-9]</text:p>
                  </text:list-header>
                </text:list>
              </text:list-item>
              <text:list-item>
                <text:p><text:span text:style-name="T1">Rules</text:span>.</text:p>
                <text:p>[\s\t\r\n]+ : skip_token.</text:p>
                <text:p>{D}+\n : {token,{record_number,list_to_integer(removeNewLine(TokenChars,[]))}}.</text:p>
                <text:p>--&gt; : {token ,{break,TokenLine}}.</text:p>
                <text:p>\n(.+)\n+ : {token ,{content,removeNewLine(tl(TokenChars),[])}}.</text:p>
                <text:p>{D}+ : {token,{hours,list_to_integer(TokenChars)}}.</text:p>
                <text:p>:{D}+ : {token,{time,list_to_integer(tl(TokenChars))}}.</text:p>
                <text:p>,{D}+ : {token,{milliSeconds,list_to_integer(tl(TokenChars))}}.</text:p>
              </text:list-item>
              <text:list-item>
                <text:p><text:span text:style-name="T1">Erlang code</text:span>.</text:p>
                <text:p>removeNewLine([],Res) -&gt; lists:reverse(Res);</text:p>
                <text:p>removeNewLine([$\n|Sofar],Res) -&gt; removeNewLine(Sofar,Res);</text:p>
                <text:p>removeNewLine([$\r|Sofar],Res) -&gt; removeNewLine(Sofar,Res);</text:p>
                <text:p>removeNewLine([H|Sofar],Res) -&gt; removeNewLine(Sofar,[H|Res]).</text:p>
                <text:list>
                  <text:list-header>
                    <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Yecc<text:line-break/><text:span text:style-name="T2"> A parser </text:span><text:span text:style-name="T2">grammar for yecc consists of five components:</text:span></text:p>
          </draw:text-box>
        </draw:frame>
        <draw:frame presentation:style-name="pr4" draw:layer="layout" svg:width="25.199cm" svg:height="12.179cm" svg:x="1.4cm" svg:y="4.914cm" presentation:class="outline" presentation:user-transformed="true">
          <draw:text-box>
            <text:list text:style-name="L3">
              <text:list-item>
                <text:p><text:span text:style-name="T1">Nonterminals</text:span> - these are syntactic elements that are composed of terminal systems in various patterns;</text:p>
              </text:list-item>
              <text:list-item>
                <text:p><text:span text:style-name="T1">Terminals</text:span> - these are indivisible symbols that form building blocks for composed structures. These are the tokens supplied by the lexer;</text:p>
              </text:list-item>
              <text:list-item>
                <text:p><text:span text:style-name="T1">Rootsymbol</text:span> - this is the root of the syntax tree, i.e. the contextual starting point for interpreting the input symbols;</text:p>
              </text:list-item>
              <text:list-item>
                <text:p><text:span text:style-name="T1">Rules</text:span> - these tell the parser how to classify and structure the tokens it is consuming. A rule has a name, the pattern it matches and the action to be taken when the rule fires. These return the final data structures to the application, so this is the point where you can perform any contextual transformations that are necessary;</text:p>
              </text:list-item>
              <text:list-item>
                <text:p><text:span text:style-name="T1">Erlang code </text:span>- as with the lexer grammar, this is where you can define functions to abbreviate the actions defined in the rule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rt Yecc Parser</text:p>
          </draw:text-box>
        </draw:frame>
        <draw:frame presentation:style-name="pr4" draw:layer="layout" svg:width="25.199cm" svg:height="12.179cm" svg:x="1.4cm" svg:y="4.914cm" presentation:class="outline" presentation:user-transformed="true">
          <draw:text-box>
            <text:list text:style-name="L3">
              <text:list-header>
                <text:p><text:span text:style-name="T1">Nonterminals</text:span> srt record records <text:s/>time_duration time_format.</text:p>
                <text:p><text:span text:style-name="T1">Terminals</text:span> record_number break content hours time milliSeconds .</text:p>
                <text:p><text:span text:style-name="T1">Rootsymbol</text:span> srt.</text:p>
                <text:p>srt -&gt; records : '$1'.</text:p>
                <text:p>records -&gt; record : '$1'.</text:p>
                <text:p>records -&gt; record records : ['$1'|'$2'].</text:p>
                <text:p>record -&gt; record_number time_duration content : ['$1','$2', '$3'].</text:p>
                <text:p>time_duration -&gt; time_format break time_format : {'duration',[{'start','$1'},{'end','$3'}]}.</text:p>
                <text:p>time_format -&gt; hours time time milliSeconds : {element(2,'$1'),element(2,'$2'),element(2,'$3'),element(2,'$4')}.</text:p>
                <text:p><text:span text:style-name="T1">Erlang Code.</text:span></text:p>
                <text:p><text:span text:style-name="T1"/></text:p>
              </text:list-header>
              <text:list-item>
                <text:p><text:span text:style-name="T1">File Type : </text:span><text:span text:style-name="T3">filename.yrl</text:span></text:p>
              </text:list-item>
              <text:list-item>
                <text:p><text:span text:style-name="T1">Run by</text:span></text:p>
                <text:p><text:span text:style-name="T1">yecc:yecc(”srtParser.yrl”,”srtParser.erl”).</text:span></text:p>
                <text:p><text:span text:style-name="T1"/></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ample Srt file</text:p>
          </draw:text-box>
        </draw:frame>
        <draw:frame presentation:style-name="pr4" draw:layer="layout" svg:width="25.199cm" svg:height="12.179cm" svg:x="1.4cm" svg:y="4.914cm" presentation:class="outline" presentation:user-transformed="true">
          <draw:text-box>
            <text:list text:style-name="L3">
              <text:list-header>
                <text:p>1\n</text:p>
                <text:p>00:00:39,799 --&gt; 00:00:42,039\n</text:p>
                <text:p>When I was lying there in the VA hospital,\n</text:p>
                <text:p>\n</text:p>
                <text:p>2\n</text:p>
                <text:p>00:00:42,176 --&gt; 00:00:45,136\n</text:p>
                <text:p>with a big hole blown through the middle of my life,\n</text:p>
                <text:p>\n</text:p>
                <text:p>3\n</text:p>
                <text:p>00:00:45,936 --&gt; 00:00:48,436\n</text:p>
                <text:p>I started having these dreams of flying.\n</text:p>
                <text:p>\n</text:p>
                <text:p>4\n</text:p>
                <text:p>00:00:49,806 --&gt; 00:00:51,266\n</text:p>
                <text:p>I was free.\n</text:p>
                <text:p>\n</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Html Parser</text:p>
          </draw:text-box>
        </draw:frame>
        <draw:frame presentation:style-name="pr4" draw:layer="layout" svg:width="25.199cm" svg:height="12.179cm" svg:x="1.4cm" svg:y="4.914cm" presentation:class="outline" presentation:user-transformed="true">
          <draw:text-box>
            <text:list text:style-name="L3">
              <text:list-item>
                <text:p>Rules followed</text:p>
                <text:list>
                  <text:list-item>
                    <text:p>&lt;{TAG}+\s*&gt; for open html tag</text:p>
                  </text:list-item>
                  <text:list-item>
                    <text:p>&lt;{TAG}+(\s*{TAG}+\s*=\s*{Attr}+\s*)*(/&gt;|&gt;) for html tag with attributes</text:p>
                  </text:list-item>
                  <text:list-item>
                    <text:p>&lt;/{TAG}+\s*&gt; for close html tag</text:p>
                  </text:list-item>
                  <text:list-item>
                    <text:p>[^&lt;^\-^&gt;^\$^\^]* <text:s/>for reading content of the html tags</text:p>
                  </text:list-item>
                  <text:list-item>
                    <text:p>&lt;!-- for comment start</text:p>
                  </text:list-item>
                  <text:list-item>
                    <text:p>--&gt; for comment end</text:p>
                  </text:list-item>
                  <text:list-item>
                    <text:p>&lt;!doctype[^&gt;]*&gt; and &lt;!DOCTYPE[^&gt;]*&gt; for find html doc type</text:p>
                  </text:list-item>
                  <text:list-item>
                    <text:p>[&lt;&gt;\-\^\$]? : for missing content.</text:p>
                  </text:list-item>
                </text:list>
                <text:p/>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tml Leex grammer rules</text:p>
          </draw:text-box>
        </draw:frame>
        <draw:frame presentation:style-name="pr4" draw:layer="layout" svg:width="25.199cm" svg:height="12.179cm" svg:x="1.4cm" svg:y="4.914cm" presentation:class="outline" presentation:user-transformed="true">
          <draw:text-box>
            <text:list text:style-name="L3">
              <text:list-item>
                <text:p><text:span text:style-name="T1">Definitions</text:span>.</text:p>
                <text:p>TAG = [a-zA-Z0-9_\-]</text:p>
                <text:p>Attr = [^&gt;]</text:p>
              </text:list-item>
              <text:list-item>
                <text:p><text:span text:style-name="T1">Rules</text:span>.</text:p>
                <text:p>[\s\t\r\n]+ : skip_token.</text:p>
                <text:p>&lt;!DOCTYPE[^&gt;]*&gt; : skip_token.</text:p>
                <text:p>&lt;!doctype[^&gt;]*&gt; : skip_token.</text:p>
                <text:p>[&lt;&gt;\-]? : {token,{content,TokenChars}}.</text:p>
                <text:p>&lt;!-- : {token,{comment_start}}.</text:p>
                <text:p>--&gt; : {token,{comment_end}}.</text:p>
                <text:p>\^ : {token,{content,"^"}}.</text:p>
                <text:p>\$ : {token,{content,"$"}}.</text:p>
                <text:p>&lt;{TAG}+\s*&gt; : {token,handle_start_tag(TokenChars)}.</text:p>
                <text:p>&lt;{TAG}+(\s*{TAG}+\s*=\s*{Attr}+\s*)*(/&gt;|&gt;) : {token,process_attributes(TokenChars)}. </text:p>
                <text:p>&lt;/{TAG}+\s*&gt; : {token,handle_end_tag(TokenChars)}.</text:p>
                <text:p>[^&lt;^\-^&gt;^\$^\^]* : {token,{content,remove_html_tags(TokenChar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Html Yecc parser grammer</text:p>
          </draw:text-box>
        </draw:frame>
        <draw:frame presentation:style-name="pr4" draw:layer="layout" svg:width="25.199cm" svg:height="12.179cm" svg:x="1.4cm" svg:y="4.914cm" presentation:class="outline">
          <draw:text-box>
            <text:list text:style-name="L3">
              <text:list-header>
                <text:p><text:span text:style-name="T1">Nonterminals</text:span> tag comments tags improperTag improperTags.</text:p>
                <text:p><text:span text:style-name="T1">Terminals</text:span> comment_start comment_end start_tag end_tag start_end_tag content.</text:p>
                <text:p><text:span text:style-name="T1">Rootsymbol</text:span> tags.</text:p>
                <text:p>tag -&gt; comments : {[],[]}.</text:p>
                <text:p>tag -&gt; content : {[],element(2,'$1')}.</text:p>
                <text:p>tag -&gt; start_end_tag : {value_of('$1'),[]}.</text:p>
                <text:p>tag -&gt; start_tag end_tag : {value_of('$1'),[]}.</text:p>
                <text:p>tag -&gt; start_tag tags end_tag : {add_content(value_of('$1',element(2,'$2')),element(1,'$2')),[]}.</text:p>
                <text:p>tags -&gt; tag : '$1'.</text:p>
                <text:p>tags -&gt; tag tags : {add_tags('$1','$2'),add_contents('$1','$2')}.</text:p>
                <text:p>comments -&gt; comment_start improperTags comment_end : {comment,'$2'}.</text:p>
                <text:p>improperTag -&gt; start_tag : '$1'.</text:p>
                <text:p>improperTag -&gt; end_tag : '$1'.</text:p>
                <text:p>improperTag -&gt; content : '$1'.</text:p>
                <text:p>improperTags -&gt; improperTag : '$1'.</text:p>
                <text:p>improperTags -&gt; improperTag improperTags : ['$1','$2'].</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Leex html tokens </text:p>
          </draw:text-box>
        </draw:frame>
        <draw:frame presentation:style-name="pr4" draw:layer="layout" svg:width="25.199cm" svg:height="12.179cm" svg:x="1.4cm" svg:y="4.914cm" presentation:class="outline">
          <draw:text-box>
            <text:list text:style-name="L3">
              <text:list-header>
                <text:p>{start_tag,html,[]}.</text:p>
                <text:p>{start_tag,head,[]}.</text:p>
                <text:p>{content,"&lt;regu charset=\"utf-8\"&gt;"}.</text:p>
                <text:p>{content," welcome "}.</text:p>
                <text:p>{content,"&lt;/regu&gt;"}.</text:p>
                <text:p>{start_tag,meta,[{charset,"utf-8"}]}.</text:p>
                <text:p>{start_tag,title,[]}.</text:p>
                <text:p>{content,"tringapps, Inc."}.</text:p>
                <text:p>{end_tag,title}.</text:p>
                <text:p>{start_tag,link,[{rel,"icon"},{type,"image/png"},{href,"images/favicon.png"}]}.</text:p>
                <text:p>{start_end_tag,link,</text:p>
                <text:p><text:s text:c="15"/>[{rel,"stylesheet"},</text:p>
                <text:p><text:s text:c="16"/>{href,"css/styles.css"},</text:p>
                <text:p><text:s text:c="16"/>{type,"text/css"},</text:p>
                <text:p><text:s text:c="16"/>{media,"screen"}]}.</text:p>
                <text:p>{start_tag,script,</text:p>
                <text:p><text:s text:c="11"/>[{src,"http://ajax.googleapis.com/ajax/libs/jquery/1.7.2/jquery.min.js"}]}.</text:p>
                <text:p>{end_tag,script}.</text:p>
              </text:list-header>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Html yecc parse result</text:p>
          </draw:text-box>
        </draw:frame>
        <draw:frame presentation:style-name="pr4" draw:layer="layout" svg:width="25.199cm" svg:height="12.179cm" svg:x="1.4cm" svg:y="4.914cm" presentation:class="outline">
          <draw:text-box>
            <text:list text:style-name="L3">
              <text:list-header>
                <text:p>{html,[],[]}.</text:p>
                <text:p>{head,[],"&lt;regu charset=\"utf-8\"&gt; welcome &lt;/regu&gt;"}.</text:p>
                <text:p>{script,[{type,"text/javascript"},{src,"js/small_carousel.js"}],[]}.</text:p>
                <text:p>{title,[],"tringapps, Inc."}.</text:p>
                <text:p>{body,[],[]}.</text:p>
                <text:p>{a,[{id,"mobile-a"}, <text:s text:c="3"/>{href,"javascript:void(0)"}, <text:s text:c="2"/>{onclick,"event.preventDefault();loadXMLDoc("}], <text:s text:c="2"/>"CEO Talk"}.</text:p>
                <text:p>{p,[], <text:s text:c="2"/>"Find out more on how tringapps team can help your team win in brick-mobile landscape. Send us a short note and we will reach out to you."}.</text:p>
                <text:p>{input,[{type,"image"}, <text:s text:c="7"/>{src,"images/submit.png"}, <text:s text:c="7"/>{class,"submit submitButton"}], <text:s text:c="6"/>[]}.</text:p>
                <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gupathy </meta:initial-creator>
    <meta:creation-date>2014-10-27T11:31:45</meta:creation-date>
    <dc:date>2014-10-27T14:09:34</dc:date>
    <dc:creator>Regupathy </dc:creator>
    <meta:editing-duration>PT2H22M39S</meta:editing-duration>
    <meta:editing-cycles>18</meta:editing-cycles>
    <meta:generator>LibreOffice/4.0.2.2$Linux_X86_64 LibreOffice_project/400m0$Build-2</meta:generator>
    <meta:document-statistic meta:object-count="65"/>
  </office:meta>
</office:document-meta>
</file>